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Gidugu" svg:font-family="Gidugu" style:font-pitch="variable"/>
    <style:font-face style:name="Jamrul" svg:font-family="Jamrul" style:font-pitch="variable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mabhadra" svg:font-family="Ramabhadra" style:font-pitch="variable"/>
    <style:font-face style:name="Samanata" svg:font-family="Samanata" style:font-pitch="variable"/>
    <style:font-face style:name="Ubuntu" svg:font-family="Ubuntu" style:font-pitch="variable"/>
    <style:font-face style:name="Waree" svg:font-family="Waree" style:font-pitch="variable"/>
  </office:font-face-decls>
  <office:automatic-styles>
    <style:style style:name="P1" style:family="paragraph" style:parent-style-name="Standard">
      <style:text-properties style:font-name="Ubuntu" fo:font-size="40pt" officeooo:paragraph-rsid="00206ce9" style:font-size-asian="35pt" style:font-size-complex="40pt"/>
    </style:style>
    <style:style style:name="P2" style:family="paragraph" style:parent-style-name="Standard">
      <style:text-properties style:font-name="Ubuntu" fo:font-size="40pt" officeooo:paragraph-rsid="00206ce9" style:font-size-asian="40pt" style:font-size-complex="40pt"/>
    </style:style>
    <style:style style:name="P3" style:family="paragraph" style:parent-style-name="Standard">
      <style:text-properties style:font-name="Ubuntu" fo:font-size="40pt" officeooo:rsid="00206ce9" officeooo:paragraph-rsid="00206ce9" style:font-size-asian="40pt" style:font-size-complex="40pt"/>
    </style:style>
    <style:style style:name="P4" style:family="paragraph" style:parent-style-name="Standard">
      <style:text-properties style:font-name="Ubuntu" fo:font-size="20pt" officeooo:rsid="00206ce9" officeooo:paragraph-rsid="00206ce9" style:font-size-asian="17.5pt" style:font-size-complex="20pt"/>
    </style:style>
    <style:style style:name="P5" style:family="paragraph" style:parent-style-name="Standard">
      <style:text-properties style:font-name="Ubuntu" fo:font-size="20pt" officeooo:rsid="00206ce9" officeooo:paragraph-rsid="00206ce9" style:font-size-asian="20pt" style:font-size-complex="20pt"/>
    </style:style>
    <style:style style:name="T1" style:family="text">
      <style:text-properties officeooo:rsid="00206ce9"/>
    </style:style>
    <style:style style:name="T2" style:family="text">
      <style:text-properties fo:font-size="40pt" officeooo:rsid="00206ce9" style:font-size-asian="35pt" style:font-size-complex="40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227e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Software Requirement</text:span></text:p>
      <text:p text:style-name="P3">Specifications</text:p>
      <text:p text:style-name="P4"/>
      <text:p text:style-name="P5">For</text:p>
      <text:p text:style-name="P4"/>
      <text:p text:style-name="P3">QuickType</text:p>
      <text:p text:style-name="P1"/>
      <text:p text:style-name="P5">Version 1.0</text:p>
      <text:p text:style-name="P5"/>
      <text:p text:style-name="P5"><text:span text:style-name="T5">Prepared</text:span> by Logan Price</text:p>
      <text:p text:style-name="P5"/>
      <text:p text:style-name="P5">LP Games</text:p>
      <text:p text:style-name="P5"/>
      <text:p text:style-name="P5">March 19<text:span text:style-name="T3">th</text:span>, 202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Gidugu" svg:font-family="Gidugu" style:font-pitch="variable"/>
    <style:font-face style:name="Jamrul" svg:font-family="Jamrul" style:font-pitch="variable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_SansSerif" svg:font-family="MathJax_SansSerif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amabhadra" svg:font-family="Ramabhadra" style:font-pitch="variable"/>
    <style:font-face style:name="Samanata" svg:font-family="Samanata" style:font-pitch="variable"/>
    <style:font-face style:name="Ubuntu" svg:font-family="Ubuntu" style:font-pitch="variable"/>
    <style:font-face style:name="Waree" svg:font-family="War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2:40:19.554894176</meta:creation-date>
    <meta:generator>LibreOffice/7.3.7.2$Linux_X86_64 LibreOffice_project/30$Build-2</meta:generator>
    <dc:date>2024-03-19T13:03:10.507863415</dc:date>
    <meta:editing-duration>PT1M20S</meta:editing-duration>
    <meta:editing-cycles>1</meta:editing-cycles>
    <meta:document-statistic meta:table-count="0" meta:image-count="0" meta:object-count="0" meta:page-count="1" meta:paragraph-count="8" meta:word-count="16" meta:character-count="104" meta:non-whitespace-character-count="96"/>
  </office:meta>
</office:document-meta>
</file>